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fo:language="ru" fo:country="RU" officeooo:rsid="00195ec8" officeooo:paragraph-rsid="00195ec8"/>
    </style:style>
    <style:style style:name="P3" style:family="paragraph" style:parent-style-name="Standard">
      <loext:graphic-properties draw:fill="solid" draw:fill-color="#ffffff" draw:opacity="100%"/>
      <style:paragraph-properties fo:background-color="#ffffff"/>
      <style:text-properties officeooo:rsid="00195ec8" officeooo:paragraph-rsid="001abe7d"/>
    </style:style>
    <style:style style:name="P4" style:family="paragraph" style:parent-style-name="Text_20_body">
      <style:text-properties fo:language="ru" fo:country="RU" officeooo:rsid="001c6c73" officeooo:paragraph-rsid="001c6c73"/>
    </style:style>
    <style:style style:name="P5" style:family="paragraph">
      <style:text-properties fo:language="en" fo:country="US"/>
    </style:style>
    <style:style style:name="P6" style:family="paragraph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7" style:family="paragraph">
      <loext:graphic-properties draw:fill="solid" draw:fill-color="#ffffff" draw:opacity="100%"/>
      <style:paragraph-properties fo:background-color="#ffffff"/>
    </style:style>
    <style:style style:name="P8" style:family="paragraph" style:parent-style-name="Standard">
      <style:text-properties fo:language="ru" fo:country="RU" officeooo:rsid="00195ec8" officeooo:paragraph-rsid="00195ec8" style:language-asian="ru" style:country-asian="RU"/>
    </style:style>
    <style:style style:name="P9" style:family="paragraph" style:parent-style-name="Standard">
      <loext:graphic-properties draw:fill="solid" draw:fill-color="#ffffff" draw:opacity="100%"/>
      <style:paragraph-properties fo:background-color="#ffffff"/>
      <style:text-properties fo:language="ru" fo:country="RU" officeooo:rsid="001abe7d" officeooo:paragraph-rsid="001abe7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8203" style:language-asian="ru" style:country-asian="RU"/>
    </style:style>
    <style:style style:name="T3" style:family="text">
      <style:text-properties fo:language="en" fo:country="US" officeooo:rsid="00178203"/>
    </style:style>
    <style:style style:name="T4" style:family="text">
      <style:text-properties fo:language="en" fo:country="US" officeooo:rsid="001abe7d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78203" style:language-asian="ru" style:country-asian="RU"/>
    </style:style>
    <style:style style:name="T7" style:family="text">
      <style:text-properties fo:language="ru" fo:country="RU" officeooo:rsid="00178203"/>
    </style:style>
    <style:style style:name="T8" style:family="text">
      <style:text-properties fo:language="ru" fo:country="RU" officeooo:rsid="001abe7d"/>
    </style:style>
    <style:style style:name="T9" style:family="text">
      <style:text-properties style:language-asian="ru" style:country-asian="RU"/>
    </style:style>
    <style:style style:name="T10" style:family="text">
      <style:text-properties officeooo:rsid="001abe7d" style:language-asian="ru" style:country-asian="RU"/>
    </style:style>
    <style:style style:name="T11" style:family="text">
      <style:text-properties officeooo:rsid="001abe7d"/>
    </style:style>
    <style:style style:name="T1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13" style:family="text">
      <style:text-properties fo:font-variant="normal" fo:text-transform="none" fo:color="#252525" style:font-name="sans-serif" fo:font-size="10.5pt" fo:letter-spacing="normal" fo:language="ru" fo:country="RU" fo:font-style="normal" fo:font-weight="normal" officeooo:rsid="001abe7d"/>
    </style:style>
    <style:style style:name="T14" style:family="text">
      <style:text-properties fo:font-variant="normal" fo:text-transform="none" fo:color="#252525" style:font-name="sans-serif" fo:font-size="10.5pt" fo:letter-spacing="normal" fo:language="en" fo:country="US" fo:font-style="normal" fo:font-weight="normal" officeooo:rsid="001abe7d"/>
    </style:style>
    <style:style style:name="T15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9">Лабораторная работа </text:span><text:bookmark text:name="p25271-1"/><text:span text:style-name="T9">1</text:span><text:span text:style-name="T2">7</text:span></text:h>
      <text:h text:style-name="Heading_20_4" text:outline-level="4">1<text:span text:style-name="T6">7</text:span>.1<text:span text:style-name="T9"> [#</text:span><text:span text:style-name="T2">2</text:span><text:span text:style-name="T9">0]</text:span></text:h>
      <text:p text:style-name="P8">Постройте конечный автомат для программы, убирающей лишние пробелы в предложении, содержащем запятые.</text:p>
      <text:p text:style-name="P8">Входные данные представляют собой одну строку. Предложение состоит из букв русского (или английского) алфавита, может содержать запятые, должно заканчиваться точкой. В начале могут быть пробелы, после точки могут находиться только пробелы. Разделителем во входной строке служат пробелы (может быть любое количество между словами) и запятые.</text:p>
      <text:p text:style-name="P2"><text:span text:style-name="T9">КА должен позволять убирать лишние пробелы, </text:span><text:span text:style-name="T10">ставить недостающие (после запятой)</text:span><text:span text:style-name="T9">, а также определять ошибочные ситуации, например «..», «, ,», «, .».</text:span></text:p>
      <text:h text:style-name="Heading_20_4" text:outline-level="4"><text:span text:style-name="T1">1</text:span><text:span text:style-name="T7">7</text:span><text:span text:style-name="T1">.2</text:span> [#<text:span text:style-name="T3">4</text:span>0]</text:h>
      <text:p text:style-name="P3">Напишите программу, реализующую КА из предыдущего задания.</text:p>
      <text:p text:style-name="P3"/>
      <text:p text:style-name="Код"><text:span text:style-name="T1">INPUT: <text:s text:c="4"/></text:span>Наукой <text:s text:c="2"/>, <text:s/>изучающей <text:s/>предложение,является синтаксис <text:s/>.</text:p>
      <text:p text:style-name="Код"><text:span text:style-name="T1">OUTPUT: </text:span>Наукой, изучающей предложение, является синтаксис.</text:p>
      <text:p text:style-name="P3"/>
      <text:p text:style-name="P3"><text:span text:style-name="T11">В случае ошибочного ввода (если отсутствует переход в КА) должно выдаваться сообщение об ошибке</text:span><text:span text:style-name="T4">, </text:span><text:span text:style-name="T8">например:</text:span></text:p>
      <text:p text:style-name="P9"/>
      <text:p>INPUT:</text:p>
      <text:p text:style-name="Код"><text:span text:style-name="T5">С</text:span><text:span text:style-name="T1">уждение, выраженное словами, </text:span><text:span text:style-name="T5">,</text:span><text:span text:style-name="T1">есть предложение.</text:span></text:p>
      <text:p/>
      <text:p>OUTPUT:</text:p>
      <text:p><text:span text:style-name="T5">С</text:span><text:span text:style-name="T1">уждение, выраженное словами,</text:span></text:p>
      <text:p>Unexpected symbol: ,</text:p>
      <text:p text:style-name="Text_20_body"/>
      <text:p text:style-name="P4">В случае некорректного ввода нельзя допускать неопределенного повед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Код" style:family="paragraph" style:parent-style-name="Standard" style:master-page-name="">
      <style:paragraph-properties style:page-number="auto" fo:padding="0.049cm" fo:border="0.06pt solid #b2b2b2" style:shadow="none"/>
      <style:text-properties style:font-name="Courier New" fo:font-family="'Courier New'" style:font-style-name="Обычный" style:font-family-generic="modern" style:font-pitch="fixe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cm" fo:margin-right="0cm" fo:margin-top="0cm" fo:margin-bottom="0cm" loext:contextual-spacing="false" fo:text-indent="0cm" style:auto-text-indent="false"/>
      <style:text-properties fo:font-style="italic"/>
    </style:style>
    <style:style style:name="auto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apple-converted-space" style:family="text"/>
    <style:style style:name="missingpag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E101 <text:tab/></text:span>Введение в программирование</text:p>
      </style:header>
      <style:footer>
        <text:p text:style-name="Footer">©<text:span text:style-name="MT1"> </text:span><text:span text:style-name="MT2">Институт программных систем, 2012-201</text:span><text:span text:style-name="MT1">6</text:span><text:span text:style-name="MT2"><text:tab/><text:tab/></text:span><text:span text:style-name="MT2"><text:page-number text:select-page="current">1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4:13:47.03</meta:creation-date>
    <meta:editing-duration>PT7H31M34S</meta:editing-duration>
    <meta:editing-cycles>34</meta:editing-cycles>
    <meta:generator>LibreOffice/5.1.3.2$Windows_x86 LibreOffice_project/644e4637d1d8544fd9f56425bd6cec110e49301b</meta:generator>
    <dc:date>2017-02-27T14:20:54.700000000</dc:date>
    <meta:document-statistic meta:table-count="0" meta:image-count="0" meta:object-count="0" meta:page-count="1" meta:paragraph-count="18" meta:word-count="151" meta:character-count="1179" meta:non-whitespace-character-count="1035"/>
    <meta:template xlink:type="simple" xlink:actuate="onRequest" xlink:title="шабон" xlink:href="file:///C:/Documents%20and%20Settings/UserXP/Application%20Data/OpenOffice/4/user/template/шабон.ott" meta:date="2014-09-21T14:13:46.700000000"/>
  </office:meta>
</office:document-meta>
</file>